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399cm" style:rel-column-width="13102*"/>
    </style:style>
    <style:style style:name="Tabelle2.B" style:family="table-column">
      <style:table-column-properties style:column-width="4.306cm" style:rel-column-width="16597*"/>
    </style:style>
    <style:style style:name="Tabelle2.C" style:family="table-column">
      <style:table-column-properties style:column-width="2.286cm" style:rel-column-width="8812*"/>
    </style:style>
    <style:style style:name="Tabelle2.D" style:family="table-column">
      <style:table-column-properties style:column-width="4.509cm" style:rel-column-width="17379*"/>
    </style:style>
    <style:style style:name="Tabelle2.E" style:family="table-column">
      <style:table-column-properties style:column-width="2.501cm" style:rel-column-width="9645*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6.398cm" table:align="left"/>
    </style:style>
    <style:style style:name="Tabelle5.A" style:family="table-column">
      <style:table-column-properties style:column-width="3.198cm"/>
    </style:style>
    <style:style style:name="Tabelle5.B" style:family="table-column">
      <style:table-column-properties style:column-width="3.2cm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3.692cm" table:align="left"/>
    </style:style>
    <style:style style:name="Tabelle6.A" style:family="table-column">
      <style:table-column-properties style:column-width="1.6cm"/>
    </style:style>
    <style:style style:name="Tabelle6.B" style:family="table-column">
      <style:table-column-properties style:column-width="2.092cm"/>
    </style:style>
    <style:style style:name="Tabelle6.A1" style:family="table-cell">
      <style:table-cell-properties fo:background-color="transparent" fo:padding="0.097cm" fo:border="none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2.7cm" style:rel-column-width="48957*"/>
    </style:style>
    <style:style style:name="Tabelle24.B" style:family="table-column">
      <style:table-column-properties style:column-width="4.3cm" style:rel-column-width="16578*"/>
    </style:style>
    <style:style style:name="Tabelle24.A1" style:family="table-cell">
      <style:table-cell-properties fo:padding="0cm" fo:border="none"/>
    </style:style>
    <style:style style:name="Tabelle25" style:family="table">
      <style:table-properties style:width="1.799cm" table:align="left"/>
    </style:style>
    <style:style style:name="Tabelle25.A" style:family="table-column">
      <style:table-column-properties style:column-width="1.799cm"/>
    </style:style>
    <style:style style:name="Tabelle25.A1" style:family="table-cell">
      <style:table-cell-properties fo:background-color="#cccccc" fo:padding="0.097cm" fo:border="0.05pt solid #000000">
        <style:background-image/>
      </style:table-cell-properties>
    </style:style>
    <style:style style:name="Tabel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1.409cm" style:rel-column-width="6468*"/>
    </style:style>
    <style:style style:name="Tabelle31.B" style:family="table-column">
      <style:table-column-properties style:column-width="5.592cm" style:rel-column-width="3170*"/>
    </style:style>
    <style:style style:name="Tabelle31.A1" style:family="table-cell">
      <style:table-cell-properties fo:padding="0cm" fo:border="none"/>
    </style:style>
    <style:style style:name="Tabelle32" style:family="table">
      <style:table-properties style:width="5.207cm" table:align="left"/>
    </style:style>
    <style:style style:name="Tabelle32.A" style:family="table-column">
      <style:table-column-properties style:column-width="1.397cm"/>
    </style:style>
    <style:style style:name="Tabelle32.B" style:family="table-column">
      <style:table-column-properties style:column-width="2.201cm"/>
    </style:style>
    <style:style style:name="Tabelle32.C" style:family="table-column">
      <style:table-column-properties style:column-width="1.609cm"/>
    </style:style>
    <style:style style:name="Tabelle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2.C1" style:family="table-cell">
      <style:table-cell-properties fo:background-color="#cccccc" fo:padding="0.097cm" fo:border="0.05pt solid #000000">
        <style:background-image/>
      </style:table-cell-properties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none" fo:border-top="none" fo:border-bottom="0.05pt solid #000000"/>
    </style:style>
    <style:style style:name="Tabel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.A3" style:family="table-cell">
      <style:table-cell-properties fo:padding="0.097cm" fo:border-left="0.05pt solid #000000" fo:border-right="none" fo:border-top="none" fo:border-bottom="0.05pt solid #000000"/>
    </style:style>
    <style:style style:name="Tabelle32.B3" style:family="table-cell">
      <style:table-cell-properties fo:padding="0.097cm" fo:border-left="0.05pt solid #000000" fo:border-right="none" fo:border-top="none" fo:border-bottom="0.05pt solid #000000"/>
    </style:style>
    <style:style style:name="Tabelle3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1.79cm" style:rel-column-width="45448*"/>
    </style:style>
    <style:style style:name="Tabelle3.B" style:family="table-column">
      <style:table-column-properties style:column-width="5.211cm" style:rel-column-width="20087*"/>
    </style:style>
    <style:style style:name="Tabelle3.A1" style:family="table-cell">
      <style:table-cell-properties fo:padding="0cm" fo:border="none"/>
    </style:style>
    <style:style style:name="Tabelle7" style:family="table">
      <style:table-properties style:width="4.89cm" table:align="left"/>
    </style:style>
    <style:style style:name="Tabelle7.A" style:family="table-column">
      <style:table-column-properties style:column-width="2.445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0.795cm" style:rel-column-width="41613*"/>
    </style:style>
    <style:style style:name="Tabelle8.B" style:family="table-column">
      <style:table-column-properties style:column-width="6.205cm" style:rel-column-width="23922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5.995cm" table:align="left"/>
    </style:style>
    <style:style style:name="Tabelle9.A" style:family="table-column">
      <style:table-column-properties style:column-width="1.998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C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5ba0d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5f8eed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765ce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7679a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5ba0d5" officeooo:paragraph-rsid="005ba0d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5ba0d5" officeooo:paragraph-rsid="007470d7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5ec9b1" officeooo:paragraph-rsid="005ec9b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5f8eed" officeooo:paragraph-rsid="005f8ee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5ba0d5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41aa48" officeooo:paragraph-rsid="005ba0d5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41aa48" officeooo:paragraph-rsid="005f8eed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officeooo:rsid="006cb77c" officeooo:paragraph-rsid="00730a27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officeooo:rsid="00730a27" officeooo:paragraph-rsid="00730a27" style:font-size-asian="12pt" style:font-size-complex="12pt"/>
    </style:style>
    <style:style style:name="P1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Liberation Serif" fo:font-size="12pt" officeooo:rsid="00730a27" officeooo:paragraph-rsid="00730a27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paragraph-rsid="00730a27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5d6083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730a27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7470d7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765ce0" officeooo:paragraph-rsid="00765ce0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07a819a" officeooo:paragraph-rsid="007a819a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5ba0d5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470d7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65ce0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679a0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7470d7" officeooo:paragraph-rsid="007470d7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normal" officeooo:rsid="0047b115" officeooo:paragraph-rsid="00783b83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5ba0d5" style:font-size-asian="12pt" style:font-style-asian="normal" style:font-size-complex="12pt" style:font-style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5f8eed" style:font-size-asian="12pt" style:font-style-asian="normal" style:font-size-complex="12pt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765ce0" style:font-size-asian="12pt" style:font-style-asian="normal" style:font-size-complex="12pt" style:font-style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7679a0" style:font-size-asian="12pt" style:font-style-asian="normal" style:font-size-complex="12pt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5ba0d5" officeooo:paragraph-rsid="005ba0d5" style:font-size-asian="12pt" style:font-style-asian="normal" style:font-size-complex="12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bold" officeooo:rsid="005ba0d5" officeooo:paragraph-rsid="005ba0d5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5f8eed" officeooo:paragraph-rsid="005f8eed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7679a0" officeooo:paragraph-rsid="007679a0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fo:font-weight="bold" officeooo:rsid="00765ce0" officeooo:paragraph-rsid="00765ce0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5f8eed" officeooo:paragraph-rsid="005f8eed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5f8eed" officeooo:paragraph-rsid="007470d7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167c9" officeooo:paragraph-rsid="00765ce0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65ce0" officeooo:paragraph-rsid="00765ce0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34c085" officeooo:paragraph-rsid="007470d7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765ce0" officeooo:paragraph-rsid="00765ce0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4pt" fo:font-style="normal" style:text-underline-style="none" fo:font-weight="bold" officeooo:rsid="00705a05" officeooo:paragraph-rsid="00705a05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4pt" fo:font-style="normal" style:text-underline-style="none" fo:font-weight="bold" officeooo:rsid="007167c9" officeooo:paragraph-rsid="007167c9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5ba0d5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5f8eed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765ce0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7679a0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Courier New" fo:font-size="12pt" officeooo:rsid="005f8eed" officeooo:paragraph-rsid="005f8eed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Courier New" fo:font-size="12pt" officeooo:rsid="005d6083" officeooo:paragraph-rsid="00730a27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5d6083" officeooo:paragraph-rsid="00730a2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5f8eed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730a27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7470d7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officeooo:rsid="00665c4c" officeooo:paragraph-rsid="00665c4c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officeooo:rsid="00665c4c" officeooo:paragraph-rsid="007167c9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officeooo:rsid="0041aa48" officeooo:paragraph-rsid="00730a27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style:font-name="Courier New" fo:font-size="12pt" fo:font-weight="normal" officeooo:rsid="0041aa48" officeooo:paragraph-rsid="00730a27" style:font-size-asian="12pt" style:font-weight-asian="normal" style:font-size-complex="12pt" style:font-weight-complex="normal"/>
    </style:style>
    <style:style style:name="P63" style:family="paragraph" style:parent-style-name="Standard">
      <style:text-properties officeooo:paragraph-rsid="00730a27"/>
    </style:style>
    <style:style style:name="P64" style:family="paragraph" style:parent-style-name="Standard">
      <style:text-properties style:font-name="Liberation Serif" fo:font-size="10pt" officeooo:rsid="0078683b" officeooo:paragraph-rsid="007e6eb2" style:font-size-asian="8.75pt" style:font-size-complex="10pt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7e6eb2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7470d7" officeooo:paragraph-rsid="007470d7" style:font-size-asian="14pt" style:font-weight-asian="bold" style:font-size-complex="14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style:font-name="Liberation Serif" fo:font-size="12pt" officeooo:rsid="005d6083" officeooo:paragraph-rsid="007470d7" style:font-size-asian="12pt" style:font-size-complex="12pt"/>
    </style:style>
    <style:style style:name="P68" style:family="paragraph" style:parent-style-name="Table_20_Contents">
      <style:paragraph-properties fo:text-align="end" style:justify-single-word="false"/>
      <style:text-properties style:font-name="Liberation Serif" fo:font-size="12pt" officeooo:rsid="005d6083" officeooo:paragraph-rsid="007679a0" style:font-size-asian="12pt" style:font-size-complex="12pt"/>
    </style:style>
    <style:style style:name="P69" style:family="paragraph" style:parent-style-name="Table_20_Contents">
      <style:paragraph-properties fo:text-align="end" style:justify-single-word="false"/>
      <style:text-properties style:font-name="Liberation Serif" fo:font-size="12pt" officeooo:rsid="005ec9b1" officeooo:paragraph-rsid="005ec9b1" style:font-size-asian="12pt" style:font-size-complex="12pt"/>
    </style:style>
    <style:style style:name="P70" style:family="paragraph" style:parent-style-name="Table_20_Contents">
      <style:paragraph-properties fo:text-align="end" style:justify-single-word="false"/>
      <style:text-properties style:font-name="Liberation Serif" fo:font-size="12pt" officeooo:rsid="005f8eed" officeooo:paragraph-rsid="005f8eed" style:font-size-asian="12pt" style:font-size-complex="12pt"/>
    </style:style>
    <style:style style:name="P71" style:family="paragraph" style:parent-style-name="Table_20_Contents">
      <style:paragraph-properties fo:text-align="end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72" style:family="paragraph" style:parent-style-name="Table_20_Contents">
      <style:paragraph-properties fo:text-align="end" style:justify-single-word="false"/>
      <style:text-properties style:font-name="Liberation Serif" fo:font-size="12pt" officeooo:rsid="00765ce0" officeooo:paragraph-rsid="00765ce0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78683b" officeooo:paragraph-rsid="007679a0" style:font-size-asian="8.75pt" style:font-size-complex="10pt"/>
    </style:style>
    <style:style style:name="P74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5ba0d5" officeooo:paragraph-rsid="005ba0d5" style:font-size-asian="14pt" style:font-weight-asian="bold" style:font-size-complex="14pt" style:font-weight-complex="bold"/>
    </style:style>
    <style:style style:name="P75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7470d7" officeooo:paragraph-rsid="007470d7" style:font-size-asian="14pt" style:font-weight-asian="bold" style:font-size-complex="14pt" style:font-weight-complex="bold"/>
    </style:style>
    <style:style style:name="P76" style:family="paragraph" style:parent-style-name="Table_20_Contents">
      <style:paragraph-properties fo:margin-top="0cm" fo:margin-bottom="0.199cm" loext:contextual-spacing="false" fo:text-align="start" style:justify-single-word="false"/>
      <style:text-properties style:font-name="Liberation Serif" fo:font-size="12pt" fo:font-weight="bold" officeooo:rsid="005d6083" officeooo:paragraph-rsid="007470d7" style:font-size-asian="12pt" style:font-weight-asian="bold" style:font-size-complex="12pt" style:font-weight-complex="bold"/>
    </style:style>
    <style:style style:name="P77" style:family="paragraph">
      <loext:graphic-properties draw:fill-color="#ffffff"/>
    </style:style>
    <style:style style:name="P7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167c9"/>
    </style:style>
    <style:style style:name="T2" style:family="text">
      <style:text-properties officeooo:rsid="00330f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d6083" style:font-weight-asian="bold" style:font-weight-complex="bold"/>
    </style:style>
    <style:style style:name="T5" style:family="text">
      <style:text-properties fo:font-weight="bold" officeooo:rsid="005f8eed" style:font-weight-asian="bold" style:font-weight-complex="bold"/>
    </style:style>
    <style:style style:name="T6" style:family="text">
      <style:text-properties fo:font-weight="bold" officeooo:rsid="00730a27" style:font-weight-asian="bold" style:font-weight-complex="bold"/>
    </style:style>
    <style:style style:name="T7" style:family="text">
      <style:text-properties fo:font-weight="bold" officeooo:rsid="007679a0" style:font-weight-asian="bold" style:font-weight-complex="bold"/>
    </style:style>
    <style:style style:name="T8" style:family="text">
      <style:text-properties officeooo:rsid="005d6083"/>
    </style:style>
    <style:style style:name="T9" style:family="text">
      <style:text-properties officeooo:rsid="005f8eed"/>
    </style:style>
    <style:style style:name="T10" style:family="text">
      <style:text-properties officeooo:rsid="006169f1"/>
    </style:style>
    <style:style style:name="T11" style:family="text">
      <style:text-properties officeooo:rsid="00646a9f"/>
    </style:style>
    <style:style style:name="T12" style:family="text">
      <style:text-properties officeooo:rsid="00681742"/>
    </style:style>
    <style:style style:name="T13" style:family="text">
      <style:text-properties officeooo:rsid="0068d9b6"/>
    </style:style>
    <style:style style:name="T14" style:family="text">
      <style:text-properties officeooo:rsid="0069a58c"/>
    </style:style>
    <style:style style:name="T15" style:family="text">
      <style:text-properties officeooo:rsid="006b152a"/>
    </style:style>
    <style:style style:name="T16" style:family="text">
      <style:text-properties officeooo:rsid="00730a27"/>
    </style:style>
    <style:style style:name="T17" style:family="text">
      <style:text-properties officeooo:rsid="007470d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5d6083" style:font-weight-asian="normal" style:font-weight-complex="normal"/>
    </style:style>
    <style:style style:name="T20" style:family="text">
      <style:text-properties fo:font-weight="normal" officeooo:rsid="005f8eed" style:font-weight-asian="normal" style:font-weight-complex="normal"/>
    </style:style>
    <style:style style:name="T21" style:family="text">
      <style:text-properties fo:font-weight="normal" officeooo:rsid="007679a0" style:font-weight-asian="normal" style:font-weight-complex="normal"/>
    </style:style>
    <style:style style:name="T22" style:family="text">
      <style:text-properties officeooo:rsid="00765ce0"/>
    </style:style>
    <style:style style:name="T23" style:family="text">
      <style:text-properties officeooo:rsid="007679a0"/>
    </style:style>
    <style:style style:name="T24" style:family="text">
      <style:text-properties officeooo:rsid="00783b83"/>
    </style:style>
    <style:style style:name="T25" style:family="text">
      <style:text-properties officeooo:rsid="007a819a"/>
    </style:style>
    <style:style style:name="T26" style:family="text">
      <style:text-properties officeooo:rsid="007c80e0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840c47" style:font-style-asian="normal" style:font-style-complex="normal"/>
    </style:style>
    <style:style style:name="T30" style:family="text">
      <style:text-properties fo:font-style="normal" officeooo:rsid="00433024" style:font-style-asian="normal" style:font-style-complex="normal"/>
    </style:style>
    <style:style style:name="T31" style:family="text">
      <style:text-properties fo:font-style="normal" officeooo:rsid="004259cd" style:font-style-asian="normal" style:font-style-complex="normal"/>
    </style:style>
    <style:style style:name="T32" style:family="text">
      <style:text-properties fo:font-style="normal" officeooo:rsid="00383709" style:font-style-asian="normal" style:font-style-complex="normal"/>
    </style:style>
    <style:style style:name="T33" style:family="text">
      <style:text-properties fo:font-style="normal" officeooo:rsid="003fa25e" style:font-style-asian="normal" style:font-style-complex="normal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365cm" fo:min-width="1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pan text:style-name="T1">Zählen und Rechnen</text:span> mit Aggregatfunktionen</text:p>
      <text:p text:style-name="P12"/>
      <text:p text:style-name="P8"><text:span text:style-name="T26">Für Datenbankanwender sind o</text:span>ft nicht die <text:span text:style-name="T26">eigentlichen Daten, </text:span>sondern Zahlen, die man aus d<text:span text:style-name="T26">en</text:span> <text:span text:style-name="T13">Daten</text:span> <text:span text:style-name="T11">berechnen</text:span> kann, <text:span text:style-name="T26">interessant – z</text:span>um Beispiel:</text:p>
      <text:p text:style-name="P8">Wie viele Kunden haben ein bestimmtes Produkt gekauft?</text:p>
      <text:p text:style-name="P8">Wie hoch war der durchschnittliche Gewinn pro Auftrag?</text:p>
      <text:p text:style-name="P9"/>
      <text:p text:style-name="P24">Zur Veranschaulichung nutzen wir eine Tabelle, die die Aufträge eines Betriebs auflistet:</text:p>
      <text:p text:style-name="P9"/>
      <text:p text:style-name="P76">Aufträg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21">Kunde</text:p>
          </table:table-cell>
          <table:table-cell table:style-name="Tabelle2.A1" office:value-type="string">
            <text:p text:style-name="P21">Auftrag</text:p>
          </table:table-cell>
          <table:table-cell table:style-name="Tabelle2.A1" office:value-type="string">
            <text:p text:style-name="P21">Preis</text:p>
          </table:table-cell>
          <table:table-cell table:style-name="Tabelle2.A1" office:value-type="string">
            <text:p text:style-name="P21">Adresse</text:p>
          </table:table-cell>
          <table:table-cell table:style-name="Tabelle2.E1" office:value-type="string">
            <text:p text:style-name="P21">Stadt</text:p>
          </table:table-cell>
        </table:table-row>
        <table:table-row>
          <table:table-cell table:style-name="Tabelle2.A6" office:value-type="string">
            <text:p text:style-name="P21">Sternapotheke</text:p>
          </table:table-cell>
          <table:table-cell table:style-name="Tabelle2.B2" office:value-type="string">
            <text:p text:style-name="P21">Schubladenschrank</text:p>
          </table:table-cell>
          <table:table-cell table:style-name="Tabelle2.C6" office:value-type="string">
            <text:p text:style-name="P67">850,00</text:p>
          </table:table-cell>
          <table:table-cell table:style-name="Tabelle2.D2" office:value-type="string">
            <text:p text:style-name="P21">Severinstr. 23 </text:p>
          </table:table-cell>
          <table:table-cell table:style-name="Tabelle2.E2" office:value-type="string">
            <text:p text:style-name="P21">Köln</text:p>
          </table:table-cell>
        </table:table-row>
        <table:table-row>
          <table:table-cell table:style-name="Tabelle2.A6" office:value-type="string">
            <text:p text:style-name="P21">Tanzstudio</text:p>
          </table:table-cell>
          <table:table-cell table:style-name="Tabelle2.B3" office:value-type="string">
            <text:p text:style-name="P21">Parkettboden</text:p>
          </table:table-cell>
          <table:table-cell table:style-name="Tabelle2.C6" office:value-type="string">
            <text:p text:style-name="P67">2.750,00</text:p>
          </table:table-cell>
          <table:table-cell table:style-name="Tabelle2.D3" office:value-type="string">
            <text:p text:style-name="P21">Am Ponttor 11</text:p>
          </table:table-cell>
          <table:table-cell table:style-name="Tabelle2.E3" office:value-type="string">
            <text:p text:style-name="P21">Aachen</text:p>
          </table:table-cell>
        </table:table-row>
        <table:table-row>
          <table:table-cell table:style-name="Tabelle2.A6" office:value-type="string">
            <text:p text:style-name="P21">Mainzer Hof</text:p>
          </table:table-cell>
          <table:table-cell table:style-name="Tabelle2.B4" office:value-type="string">
            <text:p text:style-name="P21">Theke</text:p>
          </table:table-cell>
          <table:table-cell table:style-name="Tabelle2.C6" office:value-type="string">
            <text:p text:style-name="P67">1.200,00</text:p>
          </table:table-cell>
          <table:table-cell table:style-name="Tabelle2.D4" office:value-type="string">
            <text:p text:style-name="P21">Mainzer Str. 4</text:p>
          </table:table-cell>
          <table:table-cell table:style-name="Tabelle2.E4" office:value-type="string">
            <text:p text:style-name="P21">Köln</text:p>
          </table:table-cell>
        </table:table-row>
        <table:table-row>
          <table:table-cell table:style-name="Tabelle2.A6" office:value-type="string">
            <text:p text:style-name="P21">Traumfarben</text:p>
          </table:table-cell>
          <table:table-cell table:style-name="Tabelle2.B5" office:value-type="string">
            <text:p text:style-name="P21">Regale</text:p>
          </table:table-cell>
          <table:table-cell table:style-name="Tabelle2.C6" office:value-type="string">
            <text:p text:style-name="P67">690,00</text:p>
          </table:table-cell>
          <table:table-cell table:style-name="Tabelle2.D5" office:value-type="string">
            <text:p text:style-name="P21">Merowinger Str. 19</text:p>
          </table:table-cell>
          <table:table-cell table:style-name="Tabelle2.E5" office:value-type="string">
            <text:p text:style-name="P21">Köln</text:p>
          </table:table-cell>
        </table:table-row>
        <table:table-row>
          <table:table-cell table:style-name="Tabelle2.A6" office:value-type="string">
            <text:p text:style-name="P21">RWTH Aachen</text:p>
          </table:table-cell>
          <table:table-cell table:style-name="Tabelle2.B6" office:value-type="string">
            <text:p text:style-name="P21">Holzvertäfelung</text:p>
          </table:table-cell>
          <table:table-cell table:style-name="Tabelle2.C6" office:value-type="string">
            <text:p text:style-name="P67">8.900,00</text:p>
          </table:table-cell>
          <table:table-cell table:style-name="Tabelle2.D6" office:value-type="string">
            <text:p text:style-name="P21">Templergraben 8</text:p>
          </table:table-cell>
          <table:table-cell table:style-name="Tabelle2.E6" office:value-type="string">
            <text:p text:style-name="P21">Aachen</text:p>
          </table:table-cell>
        </table:table-row>
      </table:table>
      <text:p text:style-name="P57"/>
      <text:p text:style-name="P57"/>
      <text:p text:style-name="P16">Für <text:span text:style-name="T26">R</text:span>echungen <text:span text:style-name="T25">kann</text:span> man die sogenannten <text:span text:style-name="T3">Aggregatfunktionen</text:span> <text:span text:style-name="T25">verwenden.</text:span></text:p>
      <text:p text:style-name="P16"><text:span text:style-name="T25">Der Begriff </text:span>„<text:span text:style-name="T25">Aggregat“</text:span> bedeutet <text:span text:style-name="T25">hier</text:span>, dass mehrere Zeilen eine<text:span text:style-name="T25">r</text:span> Ergebnis<text:span text:style-name="T25">-Tabelle</text:span> zu einem Ergebnis zusammengefasst und ausgewertet werden – zum Beispiel durch Zählen:</text:p>
      <text:p text:style-name="P56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30">Beispiel: <text:span text:style-name="T24">Wie viele Kunden kommen aus Köln?</text:span></text:p>
            <text:p text:style-name="P30"/>
          </table:table-cell>
          <table:covered-table-cell/>
        </table:table-row>
        <table:table-row>
          <table:table-cell table:style-name="Tabelle4.A1" office:value-type="string">
            <text:p text:style-name="P62"><draw:custom-shape text:anchor-type="paragraph" draw:z-index="0" draw:name="Form1" draw:style-name="gr1" draw:text-style-name="P77" svg:width="1.387cm" svg:height="0.729cm" svg:x="7.638cm" svg:y="2.309cm"><text:p/><draw:enhanced-geometry svg:viewBox="0 0 21600 21600" draw:text-areas="0 ?f0 ?f5 ?f2" draw:type="right-arrow" draw:modifiers="12433.0368487929 6313.0434782608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6">S</text:span>ELECT <text:span text:style-name="T16">Kunde, Stadt</text:span></text:p>
            <text:p text:style-name="P62">FROM <text:span text:style-name="T8">Aufträge </text:span></text:p>
            <text:p text:style-name="P54">WHERE Stadt = "Köln";</text:p>
            <text:p text:style-name="P53"/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17">Kunde</text:p>
                </table:table-cell>
                <table:table-cell table:style-name="Tabelle5.B1" office:value-type="string">
                  <text:p text:style-name="P16">Stadt</text:p>
                </table:table-cell>
              </table:table-row>
              <table:table-row>
                <table:table-cell table:style-name="Tabelle5.A4" office:value-type="string">
                  <text:p text:style-name="P20">Sternapotheke</text:p>
                </table:table-cell>
                <table:table-cell table:style-name="Tabelle5.B2" office:value-type="string">
                  <text:p text:style-name="P16">Köln</text:p>
                </table:table-cell>
              </table:table-row>
              <table:table-row>
                <table:table-cell table:style-name="Tabelle5.A4" office:value-type="string">
                  <text:p text:style-name="P19">Mainzer Hof</text:p>
                </table:table-cell>
                <table:table-cell table:style-name="Tabelle5.B3" office:value-type="string">
                  <text:p text:style-name="P16">Köln</text:p>
                </table:table-cell>
              </table:table-row>
              <table:table-row>
                <table:table-cell table:style-name="Tabelle5.A4" office:value-type="string">
                  <text:p text:style-name="P19">Traumfarben</text:p>
                </table:table-cell>
                <table:table-cell table:style-name="Tabelle5.B4" office:value-type="string">
                  <text:p text:style-name="P16">Köln</text:p>
                </table:table-cell>
              </table:table-row>
            </table:table>
            <text:p text:style-name="P53"/>
          </table:table-cell>
          <table:table-cell table:style-name="Tabelle4.A1" office:value-type="string">
            <text:p text:style-name="P62"><text:span text:style-name="T16">S</text:span>ELECT <text:span text:style-name="T6">Count(Stadt)</text:span></text:p>
            <text:p text:style-name="P62">FROM <text:span text:style-name="T8">Aufträge </text:span></text:p>
            <text:p text:style-name="P54">WHERE Stadt = "Köln";</text:p>
            <text:p text:style-name="P18"/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15"/>
                </table:table-cell>
                <table:table-cell table:style-name="Tabelle6.B1" office:value-type="string">
                  <text:p text:style-name="P15">Count</text:p>
                </table:table-cell>
              </table:table-row>
              <table:table-row>
                <table:table-cell table:style-name="Tabelle6.A1" office:value-type="string">
                  <text:p text:style-name="P15"/>
                </table:table-cell>
                <table:table-cell table:style-name="Tabelle6.B2" office:value-type="string">
                  <text:p text:style-name="P15">3</text:p>
                </table:table-cell>
              </table:table-row>
            </table:table>
            <text:p text:style-name="P63"/>
          </table:table-cell>
        </table:table-row>
      </table:table>
      <text:p text:style-name="P56"/>
      <text:p text:style-name="P60"/>
      <text:p text:style-name="P36">Aggregatfunktionen <text:span text:style-name="T17">in SQL</text:span></text:p>
      <text:p text:style-name="P36"/>
      <text:p text:style-name="P35">COUNT<text:tab/> <text:s text:c="2"/>bestimmt die Anzahl <text:span text:style-name="T11">der Zeilen des Ergebnis einer SELECT-Abfrage</text:span></text:p>
      <text:p text:style-name="P35">MIN / MAX<text:tab/> <text:s text:c="2"/>bestimmen das niedrigste / höchste Ergebnis</text:p>
      <text:p text:style-name="P35">SUM<text:tab/><text:tab/> <text:s text:c="2"/>berechnet die Summe der Ergebnisse</text:p>
      <text:p text:style-name="P35">AVG<text:tab/><text:tab/> <text:s text:c="2"/>berechnet d<text:span text:style-name="T26">as arithmetische</text:span> Mittel der Ergebni<text:span text:style-name="T14">s</text:span>s<text:span text:style-name="T15">e</text:span></text:p>
      <text:p text:style-name="P35"/>
      <text:p text:style-name="P13"/>
      <table:table table:name="Tabelle24" table:style-name="Tabelle24">
        <table:table-column table:style-name="Tabelle24.A"/>
        <table:table-column table:style-name="Tabelle24.B"/>
        <table:table-row>
          <table:table-cell table:style-name="Tabelle24.A1" office:value-type="string">
            <text:p text:style-name="P25">Beispiel: <text:span text:style-name="T8">Wie hoch ist der durchschnittliche Preis aller Aufträge?</text:span></text:p>
            <text:p text:style-name="P31"/>
            <text:p text:style-name="P48"><text:span text:style-name="T3">SELECT</text:span> <text:span text:style-name="T4">Avg</text:span><text:span text:style-name="T8">(Preis) </text:span><text:span text:style-name="T4">FROM</text:span><text:span text:style-name="T8"> Aufträge;</text:span></text:p>
          </table:table-cell>
          <table:table-cell table:style-name="Tabelle24.A1" office:value-type="string">
            <table:table table:name="Tabelle25" table:style-name="Tabelle25">
              <table:table-column table:style-name="Tabelle25.A"/>
              <table:table-row>
                <table:table-cell table:style-name="Tabelle25.A1" office:value-type="string">
                  <text:p text:style-name="P10">Avg</text:p>
                </table:table-cell>
              </table:table-row>
              <table:table-row>
                <table:table-cell table:style-name="Tabelle25.A2" office:value-type="string">
                  <text:p text:style-name="P69">2878,<text:span text:style-name="T25">00</text:span></text:p>
                </table:table-cell>
              </table:table-row>
            </table:table>
            <text:p text:style-name="P4"/>
          </table:table-cell>
        </table:table-row>
      </table:table>
      <text:p text:style-name="P66"/>
      <text:p text:style-name="P75">Ergebnisse gruppieren</text:p>
      <text:p text:style-name="P44"/>
      <text:p text:style-name="P41">Möchte man z.B. <text:span text:style-name="T10">für jede Stadt zählen, wie viele </text:span>Aufträge <text:span text:style-name="T26">vor dort kamen</text:span>, gibt es den <text:span text:style-name="T10">Befehl</text:span> GROUP BY, den man <text:span text:style-name="T12">(nur) </text:span>zusammen mit Aggregatfunktionen benutzen kann.</text:p>
      <text:p text:style-name="P40"><text:span text:style-name="T10">Mit GROUP BY </text:span>werden <text:span text:style-name="T25">die </text:span>Ergebnisse, die in einer Spalte den gleichen Wert haben, zusammengefasst –<text:span text:style-name="T25"> statt alle Ergebnisse zusammenzufassen.</text:span></text:p>
      <text:p text:style-name="P14"/>
      <table:table table:name="Tabelle31" table:style-name="Tabelle31">
        <table:table-column table:style-name="Tabelle31.A"/>
        <table:table-column table:style-name="Tabelle31.B"/>
        <table:table-row>
          <table:table-cell table:style-name="Tabelle31.A1" office:value-type="string">
            <text:p text:style-name="P26">Beispiel: <text:span text:style-name="T9">Anzahl und Gesamtwert der Aufträge,</text:span></text:p>
            <text:p text:style-name="P29">gruppiert nach Städten</text:p>
            <text:p text:style-name="P32"/>
            <text:p text:style-name="P49"><text:span text:style-name="T18">SELECT</text:span> <text:span text:style-name="T5">Count</text:span><text:span text:style-name="T8">(Stadt), </text:span><text:span text:style-name="T4">Sum</text:span><text:span text:style-name="T8">(Preis), Stadt </text:span></text:p>
            <text:p text:style-name="P49"><text:span text:style-name="T19">FROM</text:span><text:span text:style-name="T8"> Aufträge</text:span></text:p>
            <text:p text:style-name="P52"><text:span text:style-name="T3">GROUP BY</text:span> Stadt;</text:p>
          </table:table-cell>
          <table:table-cell table:style-name="Tabelle31.A1" office:value-type="string">
            <table:table table:name="Tabelle32" table:style-name="Tabelle32">
              <table:table-column table:style-name="Tabelle32.A"/>
              <table:table-column table:style-name="Tabelle32.B"/>
              <table:table-column table:style-name="Tabelle32.C"/>
              <table:table-row>
                <table:table-cell table:style-name="Tabelle32.A1" office:value-type="string">
                  <text:p text:style-name="P37">Count</text:p>
                </table:table-cell>
                <table:table-cell table:style-name="Tabelle32.A1" office:value-type="string">
                  <text:p text:style-name="P11">Sum</text:p>
                </table:table-cell>
                <table:table-cell table:style-name="Tabelle32.C1" office:value-type="string">
                  <text:p text:style-name="P11">Stadt</text:p>
                </table:table-cell>
              </table:table-row>
              <table:table-row>
                <table:table-cell table:style-name="Tabelle32.A2" office:value-type="string">
                  <text:p text:style-name="P11">3</text:p>
                </table:table-cell>
                <table:table-cell table:style-name="Tabelle32.B2" office:value-type="string">
                  <text:p text:style-name="P70">2.740,<text:span text:style-name="T26">00</text:span></text:p>
                </table:table-cell>
                <table:table-cell table:style-name="Tabelle32.C2" office:value-type="string">
                  <text:p text:style-name="P11">Köln</text:p>
                </table:table-cell>
              </table:table-row>
              <table:table-row>
                <table:table-cell table:style-name="Tabelle32.A3" office:value-type="string">
                  <text:p text:style-name="P11">2</text:p>
                </table:table-cell>
                <table:table-cell table:style-name="Tabelle32.B3" office:value-type="string">
                  <text:p text:style-name="P70">11.650,<text:span text:style-name="T26">00</text:span></text:p>
                </table:table-cell>
                <table:table-cell table:style-name="Tabelle32.C3" office:value-type="string">
                  <text:p text:style-name="P11">Aachen</text:p>
                </table:table-cell>
              </table:table-row>
            </table:table>
            <text:p text:style-name="P5"/>
          </table:table-cell>
        </table:table-row>
      </table:table>
      <text:p text:style-name="P55"/>
      <text:p text:style-name="P55"/>
      <text:p text:style-name="P46">Aliasse</text:p>
      <text:p text:style-name="P58"/>
      <text:p text:style-name="P43">Eine Schwierigkeit, die sich bei den Aggregatfunktionen ergibt ist, dass die Ergebnisspalte keine definierte Überschrift hat. In manchen DBMS wird eine Count-Spalte mit „Count“ beschriftet, im DBMS von w3schools.com <text:span text:style-name="T26">beispielsweise</text:span> mit dem kryptischen „Expr1000“.</text:p>
      <text:p text:style-name="P43"/>
      <text:p text:style-name="P43">Wenn man mit den Ergebnissen weiter rechnen möchte, oder sie für einen verschachtelten SQL-Befehl benötigt, braucht man jedoch die Beschriftung der Ergebnisspalte.</text:p>
      <text:p text:style-name="P43">Für diesen Fall (und auch, um komplexe SQL-Befehle mit JOINs zu vereinfachen) bietet SQL die Möglichkeit, Tabellen und Spalten umzubenennen, mithilfe der sogenannten Aliasse:</text:p>
      <text:p text:style-name="P43"/>
      <text:p text:style-name="P43">Mit einem <text:span text:style-name="T3">Alias</text:span> definiert man innerhalb eines SQL-Befehls einen neuen Namen für eine Tabelle oder eine Spalte mit dem Schlüsselwort <text:span text:style-name="T3">AS</text:span>.</text:p>
      <text:p text:style-name="P4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7">Beispiel: <text:span text:style-name="T9">Anzahl und Gesamtwert der Aufträge</text:span></text:p>
            <text:p text:style-name="P33"/>
            <text:p text:style-name="P50"><text:span text:style-name="T18">SELECT</text:span> <text:span text:style-name="T20">Count</text:span><text:span text:style-name="T8">(Stadt) </text:span><text:span text:style-name="T4">AS Anzahl</text:span><text:span text:style-name="T8">, </text:span></text:p>
            <text:p text:style-name="P50"><text:span text:style-name="T4"><text:s text:c="7"/></text:span><text:span text:style-name="T19">Sum</text:span><text:span text:style-name="T8">(Preis) <text:s text:c="2"/></text:span><text:span text:style-name="T4">AS Gesamtwert</text:span><text:span text:style-name="T8"> </text:span></text:p>
            <text:p text:style-name="P50"><text:span text:style-name="T19">FROM</text:span><text:span text:style-name="T8"> Aufträge;</text:span></text:p>
          </table:table-cell>
          <table:table-cell table:style-name="Tabelle3.A1" office:value-type="string">
            <table:table table:name="Tabelle7" table:style-name="Tabelle7">
              <table:table-column table:style-name="Tabelle7.A" table:number-columns-repeated="2"/>
              <table:table-row>
                <table:table-cell table:style-name="Tabelle7.A1" office:value-type="string">
                  <text:p text:style-name="P39">Anzahl</text:p>
                </table:table-cell>
                <table:table-cell table:style-name="Tabelle7.B1" office:value-type="string">
                  <text:p text:style-name="P45">Gesamtwert</text:p>
                </table:table-cell>
              </table:table-row>
              <table:table-row>
                <table:table-cell table:style-name="Tabelle7.A2" office:value-type="string">
                  <text:p text:style-name="P22">5</text:p>
                </table:table-cell>
                <table:table-cell table:style-name="Tabelle7.B2" office:value-type="string">
                  <text:p text:style-name="P72">14.390,<text:span text:style-name="T26">00</text:span></text:p>
                </table:table-cell>
              </table:table-row>
            </table:table>
            <text:p text:style-name="P6"/>
          </table:table-cell>
        </table:table-row>
      </table:table>
      <text:p text:style-name="P42"/>
      <text:p text:style-name="P42"/>
      <text:p text:style-name="P47">Rechnen innerhalb einer Abfrage</text:p>
      <text:p text:style-name="P59"/>
      <text:p text:style-name="P61">Man kann innerhalb eines SQL-Befehls mit Ergebnissen, die aus Zahlen bestehen (also Mengen, Preise, oder die Ergebnisse <text:span text:style-name="T24">von</text:span> Aggregatfunktionen) auch direkt rechnen, und zwar <text:span text:style-name="T22">mit den Grundrechenarten +, –, *, /, % (plus, minus, mal, geteilt, modulo).</text:span></text:p>
      <text:p text:style-name="P59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28">Beispiel: <text:span text:style-name="T23">Differenz zwischen höchstem und niedrigstem Preis</text:span></text:p>
            <text:p text:style-name="P34"/>
            <text:p text:style-name="P51"><text:span text:style-name="T18">SELECT</text:span> <text:span text:style-name="T21">Min</text:span><text:span text:style-name="T19">(Preis) AS MinPreis,</text:span></text:p>
            <text:p text:style-name="P51"><text:span text:style-name="T19"><text:s text:c="7"/>Max(Preis)</text:span><text:span text:style-name="T8"> AS MaxPreis,</text:span></text:p>
            <text:p text:style-name="P51"><text:s text:c="7"/><text:span text:style-name="T7">MaxPreis – MinPreis</text:span><text:span text:style-name="T21"> AS Differenz</text:span></text:p>
            <text:p text:style-name="P51"><text:span text:style-name="T19">FROM</text:span><text:span text:style-name="T8"> Aufträge;</text:span></text:p>
          </table:table-cell>
          <table:table-cell table:style-name="Tabelle8.A1" office:value-type="string">
            <table:table table:name="Tabelle9" table:style-name="Tabelle9">
              <table:table-column table:style-name="Tabelle9.A" table:number-columns-repeated="3"/>
              <table:table-row>
                <table:table-cell table:style-name="Tabelle9.A1" office:value-type="string">
                  <text:p text:style-name="P38">MinPreis</text:p>
                </table:table-cell>
                <table:table-cell table:style-name="Tabelle9.A1" office:value-type="string">
                  <text:p text:style-name="P23">MaxPreis</text:p>
                </table:table-cell>
                <table:table-cell table:style-name="Tabelle9.C1" office:value-type="string">
                  <text:p text:style-name="P23">Differenz</text:p>
                </table:table-cell>
              </table:table-row>
              <table:table-row>
                <table:table-cell table:style-name="Tabelle9.A2" office:value-type="string">
                  <text:p text:style-name="P68">690,00</text:p>
                </table:table-cell>
                <table:table-cell table:style-name="Tabelle9.B2" office:value-type="string">
                  <text:p text:style-name="P68">8.900,00</text:p>
                </table:table-cell>
                <table:table-cell table:style-name="Tabelle9.C2" office:value-type="string">
                  <text:p text:style-name="P71">8.210,00</text:p>
                </table:table-cell>
              </table:table-row>
            </table:table>
            <text:p text:style-name="P7"/>
          </table:table-cell>
        </table:table-row>
      </table:table>
      <text:p text:style-name="P73"/>
      <text:p text:style-name="P64"/>
      <text:p text:style-name="P64"><draw:frame text:anchor-type="paragraph" draw:z-index="1" draw:name="Form1" draw:style-name="gr2" draw:text-style-name="P78" svg:width="1.795cm" svg:height="0.63cm" svg:x="15.217cm" svg:y="0.153cm"><draw:image xlink:href="Pictures/10000000000000580000001F196641809BB809C4.png" xlink:type="simple" xlink:show="embed" xlink:actuate="onLoad" loext:mime-type="image/png"><text:p/></draw:image></draw:frame></text:p>
      <text:p text:style-name="P65"><text:span text:style-name="T27">Autor: </text:span><text:span text:style-name="T28">Christian Pothmann – </text:span><text:a xlink:type="simple" xlink:href="https://cpothmann.de/" text:style-name="Internet_20_link" text:visited-style-name="Visited_20_Internet_20_Link"><text:span text:style-name="T28">c</text:span></text:a><text:a xlink:type="simple" xlink:href="https://cpothmann.de/" text:style-name="Internet_20_link" text:visited-style-name="Visited_20_Internet_20_Link"><text:span text:style-name="T29">pothmann.de</text:span></text:a><text:span text:style-name="T29">, </text:span><text:span text:style-name="T30">f</text:span><text:span text:style-name="T28">reigegeben unter </text:span><text:a xlink:type="simple" xlink:href="https://creativecommons.org/licenses/by-nc-sa/4.0/" text:style-name="Internet_20_link" text:visited-style-name="Visited_20_Internet_20_Link"><text:span text:style-name="T28">CC BY-NC-SA 4.0</text:span></text:a><text:span text:style-name="T28">, </text:span><text:span text:style-name="T31">Ju</text:span><text:span text:style-name="T32">l</text:span><text:span text:style-name="T31">i</text:span><text:span text:style-name="T33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c80e0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<text:span text:style-name="MT1">Rechn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9T21:18:01.840000000</dc:date>
    <meta:editing-duration>PT9H6M13S</meta:editing-duration>
    <meta:editing-cycles>86</meta:editing-cycles>
    <meta:generator>LibreOffice/6.2.5.2$Windows_X86_64 LibreOffice_project/1ec314fa52f458adc18c4f025c545a4e8b22c159</meta:generator>
    <meta:print-date>2017-10-13T11:30:33.017000000</meta:print-date>
    <meta:document-statistic meta:table-count="13" meta:image-count="0" meta:object-count="0" meta:page-count="2" meta:paragraph-count="111" meta:word-count="488" meta:character-count="3487" meta:non-whitespace-character-count="3061"/>
  </office:meta>
</office:document-meta>
</file>